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e714" officeooo:paragraph-rsid="0013e714"/>
    </style:style>
    <style:style style:name="P2" style:family="paragraph" style:parent-style-name="Standard">
      <style:text-properties officeooo:paragraph-rsid="0013e714"/>
    </style:style>
    <style:style style:name="P3" style:family="paragraph" style:parent-style-name="Standard">
      <style:text-properties officeooo:rsid="00178d3f" officeooo:paragraph-rsid="00178d3f"/>
    </style:style>
    <style:style style:name="P4" style:family="paragraph" style:parent-style-name="Standard">
      <style:text-properties officeooo:rsid="00178d3f" officeooo:paragraph-rsid="0024ddfe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8d3f" officeooo:paragraph-rsid="00178d3f" style:font-weight-asian="bold" style:font-weight-complex="bold"/>
    </style:style>
    <style:style style:name="P6" style:family="paragraph" style:parent-style-name="Standard">
      <style:text-properties officeooo:rsid="00181dfc" officeooo:paragraph-rsid="00181dfc"/>
    </style:style>
    <style:style style:name="P7" style:family="paragraph" style:parent-style-name="Standard">
      <style:text-properties officeooo:rsid="00181dfc" officeooo:paragraph-rsid="001a7982"/>
    </style:style>
    <style:style style:name="P8" style:family="paragraph" style:parent-style-name="Standard">
      <style:text-properties officeooo:rsid="00181dfc" officeooo:paragraph-rsid="0020c5ca"/>
    </style:style>
    <style:style style:name="P9" style:family="paragraph" style:parent-style-name="Standard">
      <style:text-properties officeooo:rsid="00181dfc" officeooo:paragraph-rsid="0024ddfe"/>
    </style:style>
    <style:style style:name="P10" style:family="paragraph" style:parent-style-name="Standard">
      <style:text-properties officeooo:rsid="00181dfc" officeooo:paragraph-rsid="0026f2e3"/>
    </style:style>
    <style:style style:name="P11" style:family="paragraph" style:parent-style-name="Standard">
      <style:text-properties officeooo:rsid="00181dfc" officeooo:paragraph-rsid="0026fd05"/>
    </style:style>
    <style:style style:name="P12" style:family="paragraph" style:parent-style-name="Standard">
      <style:text-properties officeooo:rsid="00181dfc" officeooo:paragraph-rsid="00293f76"/>
    </style:style>
    <style:style style:name="P13" style:family="paragraph" style:parent-style-name="Standard">
      <style:text-properties officeooo:rsid="00184896" officeooo:paragraph-rsid="001ed326"/>
    </style:style>
    <style:style style:name="P14" style:family="paragraph" style:parent-style-name="Standard">
      <style:text-properties officeooo:rsid="00184896" officeooo:paragraph-rsid="0020bf3d"/>
    </style:style>
    <style:style style:name="P15" style:family="paragraph" style:parent-style-name="Standard">
      <style:text-properties officeooo:rsid="00184896" officeooo:paragraph-rsid="0020c5ca"/>
    </style:style>
    <style:style style:name="P16" style:family="paragraph" style:parent-style-name="Standard">
      <style:text-properties officeooo:rsid="00184896" officeooo:paragraph-rsid="00214ba5"/>
    </style:style>
    <style:style style:name="P17" style:family="paragraph" style:parent-style-name="Standard">
      <style:text-properties officeooo:rsid="00184896" officeooo:paragraph-rsid="0024ddfe"/>
    </style:style>
    <style:style style:name="P18" style:family="paragraph" style:parent-style-name="Standard">
      <style:text-properties officeooo:rsid="00184896" officeooo:paragraph-rsid="0026f2e3"/>
    </style:style>
    <style:style style:name="P19" style:family="paragraph" style:parent-style-name="Standard">
      <style:text-properties officeooo:rsid="00184896" officeooo:paragraph-rsid="0026fd05"/>
    </style:style>
    <style:style style:name="P20" style:family="paragraph" style:parent-style-name="Standard">
      <style:text-properties officeooo:rsid="0020bf3d" officeooo:paragraph-rsid="0020bf3d"/>
    </style:style>
    <style:style style:name="P21" style:family="paragraph" style:parent-style-name="Standard">
      <style:text-properties officeooo:rsid="0020bf3d" officeooo:paragraph-rsid="0026f2e3"/>
    </style:style>
    <style:style style:name="P22" style:family="paragraph" style:parent-style-name="Standard">
      <style:text-properties officeooo:rsid="0020bf3d" officeooo:paragraph-rsid="00293f76"/>
    </style:style>
    <style:style style:name="P23" style:family="paragraph" style:parent-style-name="Standard">
      <style:text-properties officeooo:rsid="0026fd05" officeooo:paragraph-rsid="0026fd05"/>
    </style:style>
    <style:style style:name="P24" style:family="paragraph" style:parent-style-name="Standard">
      <style:text-properties officeooo:rsid="002a7a57" officeooo:paragraph-rsid="002a7a57"/>
    </style:style>
    <style:style style:name="P25" style:family="paragraph" style:parent-style-name="Standard">
      <style:text-properties officeooo:rsid="001d293f" officeooo:paragraph-rsid="001ed326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78d3f" officeooo:paragraph-rsid="00178d3f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officeooo:rsid="0013e714"/>
    </style:style>
    <style:style style:name="T3" style:family="text">
      <style:text-properties officeooo:rsid="00181df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a7982"/>
    </style:style>
    <style:style style:name="T6" style:family="text">
      <style:text-properties officeooo:rsid="001d293f"/>
    </style:style>
    <style:style style:name="T7" style:family="text">
      <style:text-properties officeooo:rsid="001d3ce4"/>
    </style:style>
    <style:style style:name="T8" style:family="text">
      <style:text-properties officeooo:rsid="001ed326"/>
    </style:style>
    <style:style style:name="T9" style:family="text">
      <style:text-properties officeooo:rsid="0020c5ca"/>
    </style:style>
    <style:style style:name="T10" style:family="text">
      <style:text-properties officeooo:rsid="00214ba5"/>
    </style:style>
    <style:style style:name="T11" style:family="text">
      <style:text-properties officeooo:rsid="002313cf"/>
    </style:style>
    <style:style style:name="T12" style:family="text">
      <style:text-properties officeooo:rsid="00264927"/>
    </style:style>
    <style:style style:name="T13" style:family="text">
      <style:text-properties officeooo:rsid="0026fd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fr.wikipedia.org/wiki/Recherche_séquentielle" text:style-name="Internet_20_link" text:visited-style-name="Visited_20_Internet_20_Link"><text:span text:style-name="T2">https://fr.wikipedia.org/wiki/Recherche_s%C3%A9quentielle</text:span></text:a></text:p>
      <text:p text:style-name="P1"/>
      <text:p text:style-name="P1">La <text:span text:style-name="T1">recherche séquentielle</text:span> ou <text:span text:style-name="T1">recherche linéaire</text:span> est un <text:a xlink:type="simple" xlink:href="https://fr.wikipedia.org/wiki/Algorithme" text:style-name="Internet_20_link" text:visited-style-name="Visited_20_Internet_20_Link">algorithme</text:a> pour trouver une valeur dans une <text:a xlink:type="simple" xlink:href="https://fr.wikipedia.org/wiki/Liste_(informatique)" text:style-name="Internet_20_link" text:visited-style-name="Visited_20_Internet_20_Link">liste</text:a>. Elle consiste simplement à considérer les éléments de la liste les uns après les autres, jusqu'à ce que l'élément soit trouvé, ou que toutes les cases aient été lues. Elle est aussi appelée <text:span text:style-name="T1">recherche par balayage</text:span>.</text:p>
      <text:p text:style-name="P1"/>
      <text:p text:style-name="P5">Implémentation 1</text:p>
      <text:p text:style-name="P3"><text:span text:style-name="T4">Boucles natives :</text:span> for, <text:span text:style-name="T3">for in, for of, </text:span>while, <text:span text:style-name="T3">do while</text:span></text:p>
      <text:p text:style-name="P7"/>
      <text:p text:style-name="P13"><text:span text:style-name="T5">for</text:span> <text:span text:style-name="T8">of </text:span>:</text:p>
      <text:p text:style-name="P13"><text:tab/>let <text:span text:style-name="T6">object</text:span> = <text:span text:style-name="T6">{</text:span></text:p>
      <text:p text:style-name="P25"><text:tab/><text:tab/>property1: "value1",</text:p>
      <text:p text:style-name="P25"><text:tab/><text:tab/>property2: "value2"</text:p>
      <text:p text:style-name="P13"><text:span text:style-name="T6"><text:tab/>}</text:span>;</text:p>
      <text:p text:style-name="P13"><text:tab/><text:span text:style-name="T5">for</text:span> (<text:span text:style-name="T5">let value of object</text:span>) {</text:p>
      <text:p text:style-name="P13"><text:tab/><text:tab/><text:span text:style-name="T7">console.log(value) </text:span>// <text:span text:style-name="T7">"value1", "value2"</text:span></text:p>
      <text:p text:style-name="P14"><text:tab/>}</text:p>
      <text:p text:style-name="P20">Cela liste les valeurs.</text:p>
      <text:p text:style-name="P6"/>
      <text:p text:style-name="P5">Implémentation 2</text:p>
      <text:p text:style-name="P4">Fonctions de tableaux : (filter, find, for<text:span text:style-name="T9">E</text:span>ach, map, reduce...)</text:p>
      <text:p text:style-name="P9"/>
      <text:p text:style-name="P17"><text:span text:style-name="T5">filter </text:span>:</text:p>
      <text:p text:style-name="P17"><text:tab/>let <text:span text:style-name="T9">array</text:span> = <text:span text:style-name="T9">[1, 2, 3, 4, 5];</text:span></text:p>
      <text:p text:style-name="P17"><text:tab/><text:span text:style-name="T12">let result = array.filter</text:span>(<text:span text:style-name="T9">value =&gt; value &lt;= 3</text:span>);</text:p>
      <text:p text:style-name="P17"><text:tab/><text:span text:style-name="T7">console.log(result) // [1, 2, 3]</text:span></text:p>
      <text:p text:style-name="P21"><text:span text:style-name="T11">La fonction crée et retourne un nouveau tableau contenant les valeurs du premier qui respectent la condition</text:span>.</text:p>
      <text:p text:style-name="P11"/>
      <text:p text:style-name="P19"><text:span text:style-name="T13">map </text:span>:</text:p>
      <text:p text:style-name="P19"><text:tab/>let <text:span text:style-name="T9">array</text:span> = <text:span text:style-name="T9">[1, 2, 3, 4, 5];</text:span></text:p>
      <text:p text:style-name="P19"><text:tab/><text:span text:style-name="T12">let result = array.map</text:span>(<text:span text:style-name="T9">value =&gt; value * value</text:span>);</text:p>
      <text:p text:style-name="P19"><text:tab/><text:span text:style-name="T7">console.log(result) // [1, 4, 9, 16, 25]</text:span></text:p>
      <text:p text:style-name="P22"><text:span text:style-name="T11">La fonction crée et retourne un nouveau tableau contenant chacune des valeurs du premier modifiées par la condition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7cm" fo:margin-bottom="2cm" fo:margin-left="1.007cm" fo:margin-right="0.98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3M</meta:editing-duration>
    <meta:editing-cycles>24</meta:editing-cycles>
    <meta:generator>LibreOffice/5.1.6.2$Windows_x86 LibreOffice_project/07ac168c60a517dba0f0d7bc7540f5afa45f0909</meta:generator>
    <dc:date>2021-10-22T13:58:45.250000000</dc:date>
    <meta:document-statistic meta:table-count="0" meta:image-count="0" meta:object-count="0" meta:page-count="1" meta:paragraph-count="25" meta:word-count="187" meta:character-count="1155" meta:non-whitespace-character-count="977"/>
    <meta:user-defined meta:name="Info 1"/>
    <meta:user-defined meta:name="Info 2"/>
    <meta:user-defined meta:name="Info 3"/>
    <meta:user-defined meta:name="Info 4"/>
  </office:meta>
</office:document-meta>
</file>